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07cm" svg:x="0.3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7cm" svg:height="0.17cm" svg:x="0.69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7cm" svg:height="0.17cm" svg:x="0.555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agenschneider</meta:initial-creator>
    <meta:creation-date>2013-02-15T09:13:25</meta:creation-date>
    <dc:date>2013-02-15T09:30:04</dc:date>
    <dc:creator>Daniel Sagenschneider</dc:creator>
    <meta:editing-duration>PT1M29S</meta:editing-duration>
    <meta:editing-cycles>1</meta:editing-cycles>
    <meta:document-statistic meta:object-count="4"/>
    <meta:generator>LibreOffice/3.5$Linux_X86_64 LibreOffice_project/350m1$Build-2</meta:generator>
  </office:meta>
</office:document-meta>
</file>